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>
          <style:tab-stop style:position="3.993cm"/>
        </style:tab-stops>
      </style:paragraph-properties>
      <style:text-properties officeooo:rsid="0013900b" officeooo:paragraph-rsid="0013900b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3.993cm"/>
        </style:tab-stops>
      </style:paragraph-properties>
      <style:text-properties officeooo:rsid="0014f81b" officeooo:paragraph-rsid="0014f81b"/>
    </style:style>
    <style:style style:name="P3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3.993cm"/>
        </style:tab-stops>
      </style:paragraph-properties>
      <style:text-properties officeooo:rsid="0014f81b" officeooo:paragraph-rsid="0014f81b"/>
    </style:style>
    <style:style style:name="T1" style:family="text">
      <style:text-properties officeooo:rsid="0014f81b"/>
    </style:style>
    <style:style style:name="T2" style:family="text">
      <style:text-properties officeooo:rsid="001500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Состав команды: 13(11)</text:p>
      <text:p text:style-name="P2"/>
      <text:p text:style-name="P2">1. Фатхи Дмитрий </text:p>
      <text:p text:style-name="P2">2. Шишкин Артём</text:p>
      <text:p text:style-name="P2">3. Вендин Антон<text:span text:style-name="T2">(11)</text:span></text:p>
      <text:p text:style-name="P2"/>
      <text:p text:style-name="P1">Описание игры : Collide</text:p>
      <text:p text:style-name="P1"/>
      <text:p text:style-name="P1">Суть игры соединить белый и <text:span text:style-name="T1">черный</text:span> квадратик (частицы) на двухмерном поле.</text:p>
      <text:p text:style-name="P1">Движение частиц инвертированы, при нажатии клавиши влево черный квадратик перемещается влево(если нет препятствий) ,белый квадратик перемещается в право</text:p>
      <text:p text:style-name="P1">(если нет препятствий) .Игра продолжается до тех пор пока частицы будут не соединен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9:07:12.327441235</meta:creation-date>
    <dc:date>2014-11-07T21:14:26.610102937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8" meta:word-count="58" meta:character-count="407" meta:non-whitespace-character-count="356"/>
  </office:meta>
</office:document-meta>
</file>